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Standard">
      <style:paragraph-properties fo:text-align="start" style:justify-single-word="false"/>
    </style:style>
    <style:style style:name="P34" style:family="paragraph" style:parent-style-name="Standard" style:list-style-name="L1">
      <style:paragraph-properties fo:text-align="start" style:justify-single-word="false"/>
    </style:style>
    <style:style style:name="P35" style:family="paragraph" style:parent-style-name="Standard" style:list-style-name="L1">
      <style:paragraph-properties fo:text-align="start" style:justify-single-word="false"/>
    </style:style>
    <style:style style:name="P36" style:family="paragraph" style:parent-style-name="Standard">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2">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4">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2">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5">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8">
      <style:paragraph-properties fo:text-align="justify" style:justify-single-word="false"/>
    </style:style>
    <style:style style:name="P91" style:family="paragraph" style:parent-style-name="Standard" style:list-style-name="L9">
      <style:paragraph-properties fo:text-align="justify" style:justify-single-word="false"/>
    </style:style>
    <style:style style:name="P92" style:family="paragraph" style:parent-style-name="Standard" style:list-style-name="L9">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11">
      <style:paragraph-properties fo:text-align="justify" style:justify-single-word="false"/>
    </style:style>
    <style:style style:name="P97" style:family="paragraph" style:parent-style-name="Standard" style:list-style-name="L11">
      <style:paragraph-properties fo:text-align="justify" style:justify-single-word="false"/>
    </style:style>
    <style:style style:name="P98" style:family="paragraph" style:parent-style-name="Standard" style:list-style-name="L6"/>
    <style:style style:name="P99" style:family="paragraph" style:parent-style-name="Standard" style:list-style-name="L6"/>
    <style:style style:name="P100" style:family="paragraph" style:parent-style-name="Standard" style:list-style-name="L6"/>
    <style:style style:name="P101" style:family="paragraph" style:parent-style-name="Standard" style:list-style-name="L10"/>
    <style:style style:name="P102" style:family="paragraph" style:parent-style-name="Standard" style:list-style-name="L10"/>
    <style:style style:name="P103" style:family="paragraph" style:parent-style-name="Standard" style:list-style-name="L10"/>
    <style:style style:name="P104" style:family="paragraph" style:parent-style-name="Standard" style:list-style-name="L10"/>
    <style:style style:name="P105" style:family="paragraph" style:parent-style-name="Standard">
      <style:paragraph-properties fo:text-align="center" style:justify-single-word="false"/>
      <style:text-properties fo:font-weight="bold" style:font-weight-asian="bold" style:font-weight-complex="bold"/>
    </style:style>
    <style:style style:name="P106" style:family="paragraph" style:parent-style-name="Table_20_Contents">
      <style:paragraph-properties fo:text-align="center" style:justify-single-word="false"/>
      <style:text-properties fo:font-weight="bold" style:font-weight-asian="bold" style:font-weight-complex="bold"/>
    </style:style>
    <style:style style:name="P107" style:family="paragraph" style:parent-style-name="Table_20_Contents">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2">Структура, под-проекти и пакети<text:tab/>5</text:p>
          <text:p text:style-name="P32">Database Model<text:tab/>7</text:p>
          <text:p text:style-name="P31">Global Unuque Id (GUID)<text:tab/>7</text:p>
          <text:p text:style-name="P31">Data_Object_Types<text:tab/>8</text:p>
          <text:p text:style-name="P31">Data Object Alteration History (do_alteration_history)<text:tab/>9</text:p>
          <text:p text:style-name="P31">Products<text:tab/>9</text:p>
          <text:p text:style-name="P31">Product Categories (product_categories)<text:tab/>11</text:p>
          <text:p text:style-name="P31">Product Suppliers (product_suppliers)<text:tab/>11</text:p>
          <text:p text:style-name="P31">Classifiers<text:tab/>12</text:p>
          <text:p text:style-name="P31">Classifier Applied for Data Object Types (classifier_applied_for_dot)<text:tab/>13</text:p>
          <text:p text:style-name="P31">Classifier Groups (classifier_groups)<text:tab/>13</text:p>
          <text:p text:style-name="P31">Classified Objects (classified_objects)<text:tab/>13</text:p>
          <text:p text:style-name="P31">Warehouses<text:tab/>14</text:p>
          <text:p text:style-name="P31">Warehouse Products (warehouse_products)<text:tab/>14</text:p>
          <text:p text:style-name="P31">Purchase Orders (purchase_orders)<text:tab/>16</text:p>
          <text:p text:style-name="P31">Purchase Order Items (purchase_order_items)<text:tab/>18</text:p>
          <text:p text:style-name="P31">Purchase Order Confirmations (order_confirmations)<text:tab/>18</text:p>
          <text:p text:style-name="P31">Order Confirmation Items (order_confirmation_items)<text:tab/>19</text:p>
          <text:p text:style-name="P31">Delivery Certificates (delivery_certificates)<text:tab/>20</text:p>
          <text:p text:style-name="P31">Delivery Certificate Items (delivery_certificate_items)<text:tab/>21</text:p>
          <text:p text:style-name="P31">Delivery Certificate Serial Numbers (delivery_certificate_serial_numbers)<text:tab/>21</text:p>
          <text:p text:style-name="P31">Delivery Certificate Assignments (delivery_certificate_assignments)<text:tab/>21</text:p>
          <text:p text:style-name="P31">Receipt Certificates (receipt_certificates)<text:tab/>21</text:p>
          <text:p text:style-name="P31">Receipt Certificate Items (receipt_certificate_items)<text:tab/>22</text:p>
          <text:p text:style-name="P31">Receipt Certificate Serial Numbers (receipt_certificate_serial_numbers)<text:tab/>23</text:p>
          <text:p text:style-name="P31">Receipt Certificate Assignments (receipt_certificate_assignments)<text:tab/>23</text:p>
          <text:p text:style-name="P31">Offers<text:tab/>23</text:p>
          <text:p text:style-name="P31">Offer items (offer_items)<text:tab/>23</text:p>
          <text:p text:style-name="P31">Proforma Invoices (proforma_invoices)<text:tab/>23</text:p>
          <text:p text:style-name="P31">Invoices<text:tab/>23</text:p>
          <text:p text:style-name="P31">Invoice Assignments (invoice_assignments)<text:tab/>26</text:p>
          <text:p text:style-name="P31">Invoice Items (invoice_items)<text:tab/>27</text:p>
          <text:p text:style-name="P31">Organizations<text:tab/>28</text:p>
          <text:p text:style-name="P31">Organization Owners (organization_owners)<text:tab/>29</text:p>
          <text:p text:style-name="P31">Organization Managers (organization_managers)<text:tab/>29</text:p>
          <text:p text:style-name="P31">Organization Activities (organization_activities)<text:tab/>29</text:p>
          <text:p text:style-name="P31">Persons<text:tab/>29</text:p>
          <text:p text:style-name="P31">Addresses<text:tab/>30</text:p>
          <text:p text:style-name="P31">Contact Persons (contact_persons)<text:tab/>30</text:p>
          <text:p text:style-name="P31">Communication Contacts (communication_contacts)<text:tab/>30</text:p>
          <text:p text:style-name="P31">Bank Details (bank_details)<text:tab/>31</text:p>
          <text:p text:style-name="P31">Resource Bundle (resource_bundle)<text:tab/>31</text:p>
          <text:p text:style-name="P31">Enumeration Classes (enum_classes)<text:tab/>31</text:p>
          <text:p text:style-name="P31">Countries<text:tab/>31</text:p>
          <text:p text:style-name="P31">Cities<text:tab/>32</text:p>
          <text:p text:style-name="P31">Position Types (position_types)<text:tab/>32</text:p>
          <text:p text:style-name="P31"><text:soft-page-break/>Длъжностна иерархия<text:tab/>33</text:p>
          <text:p text:style-name="P31">Currencies<text:tab/>33</text:p>
          <text:p text:style-name="P31">Currency Exchange Rates<text:tab/>33</text:p>
          <text:p text:style-name="P31">Transport Types<text:tab/>33</text:p>
          <text:p text:style-name="P31">Product Configurations<text:tab/>33</text:p>
          <text:p text:style-name="P31">Users<text:tab/>33</text:p>
          <text:p text:style-name="P31">User Alternation History (users_alteration_history)<text:tab/>34</text:p>
          <text:p text:style-name="P32">JPA Beans<text:tab/>36</text:p>
          <text:p text:style-name="P31">Глобални уникални идентификатори (GUID)<text:tab/>36</text:p>
          <text:p text:style-name="P31">Версии на основните обекти при промяната им<text:tab/>36</text:p>
          <text:p text:style-name="P32">Потребителски графичен интерфейс<text:tab/>37</text:p>
          <text:p text:style-name="P31">Цялостна концепция<text:tab/>37</text:p>
          <text:p text:style-name="P31">Menus &amp; Popup Menus<text:tab/>37</text:p>
          <text:p text:style-name="P32">Модули и Форми<text:tab/>38</text:p>
          <text:p text:style-name="P31">Влизане в системата<text:tab/>38</text:p>
          <text:p text:style-name="P30">Login Form<text:tab/>38</text:p>
          <text:p text:style-name="P30">New Registration Form<text:tab/>38</text:p>
          <text:p text:style-name="P30">Forgotten Password Form<text:tab/>39</text:p>
          <text:p text:style-name="P30">User Management Forms<text:tab/>39</text:p>
          <text:p text:style-name="P31">Contact Book<text:tab/>39</text:p>
          <text:p text:style-name="P30">Persons Form<text:tab/>39</text:p>
          <text:p text:style-name="P30">Organizations Form<text:tab/>40</text:p>
          <text:p text:style-name="P30">Addresses (Branches) Form<text:tab/>40</text:p>
          <text:p text:style-name="P31">Бизснес процеси и документо-поток<text:tab/>40</text:p>
          <text:p text:style-name="P30">Продажба на стоки<text:tab/>40</text:p>
          <text:p text:style-name="P30">Закупуване на стока директно от клиента<text:tab/>41</text:p>
          <text:p text:style-name="P30">Предаване на стока<text:tab/>42</text:p>
          <text:p text:style-name="P30">Плащания от клиенти<text:tab/>42</text:p>
          <text:p text:style-name="P30">Включване на оферти в завяки към доставчици<text:tab/>42</text:p>
          <text:p text:style-name="P30">Заявки към доставчици<text:tab/>42</text:p>
          <text:p text:style-name="P30">Плащания към доставчици<text:tab/>43</text:p>
          <text:p text:style-name="P30">Приемане на стока<text:tab/>43</text:p>
          <text:p text:style-name="P31">Client Callback Mechanism<text:tab/>4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4">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ext:soft-page-break/>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ext:soft-page-break/>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text:soft-page-break/></text:p>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oft-page-break/><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text:soft-page-break/>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ext:soft-page-break/>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ext:soft-page-break/>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text:soft-page-break/>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ext:soft-page-break/>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ext:soft-page-break/>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oft-page-break/><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text:soft-page-break/>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ext:soft-page-break/>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text:soft-page-break/>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7">Име на организацията;</text:p>
        </text:list-item>
        <text:list-item>
          <text:p text:style-name="P37">Тип на дружеството: ООД, АД и т.н.</text:p>
        </text:list-item>
        <text:list-item>
          <text:p text:style-name="P37">Данъчен номер;</text:p>
        </text:list-item>
        <text:list-item>
          <text:p text:style-name="P37">Булстат номер;</text:p>
        </text:list-item>
        <text:list-item>
          <text:p text:style-name="P37">Фирмено дело No/Година, съд, съдебен състав;</text:p>
        </text:list-item>
        <text:list-item>
          <text:p text:style-name="P37">Адрес по регистрация;</text:p>
        </text:list-item>
        <text:list-item>
          <text:p text:style-name="P37">Адрес по управление ако е различен от адрес по регистрация;</text:p>
        </text:list-item>
        <text:list-item>
          <text:p text:style-name="P37">Уставен капитал;</text:p>
        </text:list-item>
        <text:list-item>
          <text:p text:style-name="P37">Собственици;</text:p>
        </text:list-item>
        <text:list-item>
          <text:p text:style-name="P37">Управители с техните комуникационни данни (телефони, ел. Адреси и т.н.)</text:p>
        </text:list-item>
        <text:list-item>
          <text:p text:style-name="P37"><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8">Вид на връзката с тази организация: Служител, Търговски Клиент, Търговски Пътник, ...</text:p>
        </text:list-item>
        <text:list-item>
          <text:p text:style-name="P48">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8">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5">Data Type</text:p>
          </table:table-cell>
          <table:table-cell table:style-name="Table41.A1" office:value-type="string">
            <text:p text:style-name="P4">Allow Null</text:p>
          </table:table-cell>
          <table:table-cell table:style-name="Table41.D1" office:value-type="string">
            <text:p text:style-name="P25">Description</text:p>
          </table:table-cell>
        </table:table-row>
        <table:table-row>
          <table:table-cell table:style-name="Table41.A2" office:value-type="string">
            <text:p text:style-name="P9">passpor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
          </table:table-cell>
        </table:table-row>
        <table:table-row>
          <table:table-cell table:style-name="Table41.A2" office:value-type="string">
            <text:p text:style-name="P9">paren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5">Data Type</text:p>
          </table:table-cell>
          <table:table-cell table:style-name="Table36.A1" office:value-type="string">
            <text:p text:style-name="P4">Allow Null</text:p>
          </table:table-cell>
          <table:table-cell table:style-name="Table36.D1" office:value-type="string">
            <text:p text:style-name="P25">Description</text:p>
          </table:table-cell>
        </table:table-row>
        <table:table-row>
          <table:table-cell table:style-name="Table36.A2" office:value-type="string">
            <text:p text:style-name="P9">contact_person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
          </table:table-cell>
        </table:table-row>
        <table:table-row>
          <table:table-cell table:style-name="Table36.A2" office:value-type="string">
            <text:p text:style-name="P9">parent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address_id</text:p>
          </table:table-cell>
        </table:table-row>
        <text:soft-page-break/>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9"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5">Data Type</text:p>
          </table:table-cell>
          <table:table-cell table:style-name="Table38.A1" office:value-type="string">
            <text:p text:style-name="P4">Allow Null</text:p>
          </table:table-cell>
          <table:table-cell table:style-name="Table38.D1" office:value-type="string">
            <text:p text:style-name="P25">Description</text:p>
          </table:table-cell>
        </table:table-row>
        <table:table-row>
          <table:table-cell table:style-name="Table38.A2" office:value-type="string">
            <text:p text:style-name="P9">communication_contac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
          </table:table-cell>
        </table:table-row>
        <table:table-row>
          <table:table-cell table:style-name="Table38.A2" office:value-type="string">
            <text:p text:style-name="P9">paren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5">Data Type</text:p>
          </table:table-cell>
          <table:table-cell table:style-name="Table39.A1" office:value-type="string">
            <text:p text:style-name="P4">Allow Null</text:p>
          </table:table-cell>
          <table:table-cell table:style-name="Table39.D1" office:value-type="string">
            <text:p text:style-name="P25">Description</text:p>
          </table:table-cell>
        </table:table-row>
        <table:table-row>
          <table:table-cell table:style-name="Table39.A2" office:value-type="string">
            <text:p text:style-name="P9">bank_detail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
          </table:table-cell>
        </table:table-row>
        <table:table-row>
          <table:table-cell table:style-name="Table39.A2" office:value-type="string">
            <text:p text:style-name="P9">parent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text:soft-page-break/>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5">Data Type</text:p>
          </table:table-cell>
          <table:table-cell table:style-name="Table40.A1" office:value-type="string">
            <text:p text:style-name="P4">Allow Null</text:p>
          </table:table-cell>
          <table:table-cell table:style-name="Table40.D1" office:value-type="string">
            <text:p text:style-name="P25">Description</text:p>
          </table:table-cell>
        </table:table-row>
        <table:table-row>
          <table:table-cell table:style-name="Table40.A2" office:value-type="string">
            <text:p text:style-name="P9">data_object_id</text:p>
          </table:table-cell>
          <table:table-cell table:style-name="Table40.A2" office:value-type="string">
            <text:p text:style-name="P24">Numeric(18)</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code</text:p>
          </table:table-cell>
          <table:table-cell table:style-name="Table40.A2" office:value-type="string">
            <text:p text:style-name="P24">varchar(32)</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ext:soft-page-break/>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5">Data Type</text:p>
          </table:table-cell>
          <table:table-cell table:style-name="Table37.A1" office:value-type="string">
            <text:p text:style-name="P4">Allow Null</text:p>
          </table:table-cell>
          <table:table-cell table:style-name="Table37.D1" office:value-type="string">
            <text:p text:style-name="P25">Description</text:p>
          </table:table-cell>
        </table:table-row>
        <table:table-row>
          <table:table-cell table:style-name="Table37.A2" office:value-type="string">
            <text:p text:style-name="P9">position_type_id</text:p>
          </table:table-cell>
          <table:table-cell table:style-name="Table37.A2" office:value-type="string">
            <text:p text:style-name="P24">numeric(18)</text:p>
          </table:table-cell>
          <table:table-cell table:style-name="Table37.A2" office:value-type="string">
            <text:p text:style-name="P9">NOT NULL</text:p>
          </table:table-cell>
          <table:table-cell table:style-name="Table37.D2" office:value-type="string">
            <text:p text:style-name="P24"/>
          </table:table-cell>
        </table:table-row>
        <table:table-row>
          <table:table-cell table:style-name="Table37.A2" office:value-type="string">
            <text:p text:style-name="P9">parent_id</text:p>
          </table:table-cell>
          <table:table-cell table:style-name="Table37.A2" office:value-type="string">
            <text:p text:style-name="P24">numeric(18)</text:p>
          </table:table-cell>
          <table:table-cell table:style-name="Table37.A2" office:value-type="string">
            <text:p text:style-name="P9"/>
          </table:table-cell>
          <table:table-cell table:style-name="Table37.D2" office:value-type="string">
            <text:p text:style-name="P24"/>
          </table:table-cell>
        </table:table-row>
        <table:table-row>
          <table:table-cell table:style-name="Table37.A2" office:value-type="string">
            <text:p text:style-name="P9">owner_type</text:p>
          </table:table-cell>
          <table:table-cell table:style-name="Table37.A2" office:value-type="string">
            <text:p text:style-name="P24">char(1)</text:p>
          </table:table-cell>
          <table:table-cell table:style-name="Table37.A2" office:value-type="string">
            <text:p text:style-name="P9">NOT NULL</text:p>
          </table:table-cell>
          <table:table-cell table:style-name="Table37.D2" office:value-type="string">
            <text:p text:style-name="P24">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
      <text:p text:style-name="P1"/>
      <text:p text:style-name="P1"><text:soft-page-break/></text:p>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soft-pag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51">Popup Menu Left part (Tree);</text:p>
        </text:list-item>
        <text:list-item>
          <text:p text:style-name="P51">Popup Menu Right part (List/Table or another form);</text:p>
        </text:list-item>
        <text:list-item>
          <text:p text:style-name="P51">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7">Име на организацията;</text:p>
        </text:list-item>
        <text:list-item>
          <text:p text:style-name="P37">Тип на дружеството: ООД, АД и т.н.</text:p>
        </text:list-item>
        <text:list-item>
          <text:p text:style-name="P37">Данъчен номер;</text:p>
        </text:list-item>
        <text:list-item>
          <text:p text:style-name="P37">Булстат номер;</text:p>
        </text:list-item>
        <text:list-item>
          <text:p text:style-name="P37">Фирмено дело No/Година, съд, съдебен състав;</text:p>
        </text:list-item>
        <text:list-item>
          <text:p text:style-name="P37">Адрес по регистрация;</text:p>
        </text:list-item>
        <text:list-item>
          <text:p text:style-name="P37">Адрес по управление ако е различен от адрес по регистрация;</text:p>
        </text:list-item>
        <text:list-item>
          <text:p text:style-name="P37">Уставен капитал;</text:p>
        </text:list-item>
        <text:list-item>
          <text:p text:style-name="P37">Собственици;</text:p>
        </text:list-item>
        <text:list-item>
          <text:p text:style-name="P37">Управители с техните комуникационни данни (телефони, ел. Адреси и т.н.)</text:p>
        </text:list-item>
        <text:list-item>
          <text:p text:style-name="P37">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5">Вид на връзката с тази организация: Служител, Търговски Клиент, Търговски Пътник, ...</text:p>
        </text:list-item>
        <text:list-item>
          <text:p text:style-name="P65">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5">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98">Форма за одобрение на нова организация;</text:p>
        </text:list-item>
        <text:list-item>
          <text:p text:style-name="P98">Форма за одобрение на членство в организация;</text:p>
        </text:list-item>
        <text:list-item>
          <text:p text:style-name="P98">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8">Business Process Execution Language (BPEL);</text:p>
        </text:list-item>
        <text:list-item>
          <text:p text:style-name="P68">Java Message Service (JMS) API;</text:p>
        </text:list-item>
        <text:list-item>
          <text:p text:style-name="P68">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71">Създаване на оферта от служител на фирмата за клиент А;</text:p>
        </text:list-item>
        <text:list-item>
          <text:p text:style-name="P71">Изпращане на офертата към клиент А (email, факс, принтиране и т.н.);</text:p>
        </text:list-item>
        <text:list-item>
          <text:p text:style-name="P71">Клиента иска промени по офертата. Връщане към точка 1.</text:p>
        </text:list-item>
        <text:list-item>
          <text:p text:style-name="P71">Клиента одобрява офертата.</text:p>
        </text:list-item>
        <text:list-item>
          <text:p text:style-name="P71">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71">В Проформа-Фактурата се определя вида на плащане.</text:p>
        </text:list-item>
        <text:list-item>
          <text:p text:style-name="P71">При авансово плащане (в брой или по банков път):</text:p>
        </text:list-item>
        <text:list-item>
          <text:p text:style-name="P71">Изпращане на Проформа-Фактура към клиент А (email, факс, принтиране и т.н.);</text:p>
        </text:list-item>
        <text:list-item>
          <text:p text:style-name="P71">Складовите количествата се запазват за определен срок;</text:p>
        </text:list-item>
        <text:list-item>
          <text:p text:style-name="P71">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1">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71">Ако се получи плащане, стоката се премества в колона закупена и неполучена стока.</text:p>
        </text:list-item>
        <text:list-item>
          <text:p text:style-name="P71">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71">Стоката се предава на клиента на място, по куриер или друг начин.</text:p>
        </text:list-item>
        <text:list-item>
          <text:p text:style-name="P71">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71">Изпращане на Фактура към клиент А (email, факс, принтиране и т.н.);</text:p>
        </text:list-item>
        <text:list-item>
          <text:p text:style-name="P71">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1">Стоката се премества в колона закупена и неполучена стока.</text:p>
        </text:list-item>
        <text:list-item>
          <text:p text:style-name="P71">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71">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91">Клиента влиза в системата, чрез потребителското си име и парола;</text:p>
        </text:list-item>
        <text:list-item>
          <text:p text:style-name="P91">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101">Purchase order</text:p>
        </text:list-item>
        <text:list-item>
          <text:p text:style-name="P101">Picking Instruction</text:p>
        </text:list-item>
        <text:list-item>
          <text:p text:style-name="P101">Packing Instruction</text:p>
        </text:list-item>
        <text:list-item>
          <text:p text:style-name="P101">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3">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3">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3">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3">Цена по себестойност – това е цената в която към покупната цена се добавят всички разходи като транспорт, мита, данъци и т.н.</text:p>
        </text:list-item>
        <text:list-item>
          <text:p text:style-name="P93">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4">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3-09T20:42:58</dc:date>
    <meta:editing-cycles>1584</meta:editing-cycles>
    <meta:editing-duration>P3DT22H27M15S</meta:editing-duration>
    <meta:user-defined meta:name="Info 1"/>
    <meta:user-defined meta:name="Info 2"/>
    <meta:user-defined meta:name="Info 3"/>
    <meta:user-defined meta:name="Info 4"/>
    <meta:document-statistic meta:table-count="41" meta:image-count="0" meta:object-count="0" meta:page-count="50" meta:paragraph-count="1883" meta:word-count="10907" meta:character-count="69493"/>
  </office:meta>
</office:document-meta>
</file>